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08cm" svg:y1="5.372cm" svg:x2="19.477cm" svg:y2="5.499cm">
          <text:p/>
        </draw:line>
        <draw:custom-shape draw:style-name="gr2" draw:text-style-name="P1" xml:id="id1" draw:id="id1" draw:layer="layout" svg:width="1.397cm" svg:height="1.175cm" svg:x="6.14cm" svg:y="11.7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397cm" svg:height="1.175cm" svg:x="8.14cm" svg:y="11.76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397cm" svg:height="1.175cm" svg:x="10.14cm" svg:y="11.76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397cm" svg:height="1.175cm" svg:x="12.14cm" svg:y="11.76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397cm" svg:height="1.175cm" svg:x="4.84cm" svg:y="4.7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2.194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397cm" svg:height="1.175cm" svg:x="7.841cm" svg:y="4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5.195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397cm" svg:height="1.175cm" svg:x="10.842cm" svg:y="4.7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8.196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397cm" svg:height="1.175cm" svg:x="13.843cm" svg:y="4.7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11.197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838cm" svg:y1="11.765cm" svg:x2="5.538cm" svg:y2="5.94cm" draw:start-shape="id1" draw:start-glue-point="0" draw:end-shape="id2" draw:end-glue-point="2" svg:d="M6838 11765l-1300-5825" svg:viewBox="0 0 1301 5826">
          <text:p/>
        </draw:connector>
        <draw:connector draw:style-name="gr4" draw:text-style-name="P1" draw:layer="layout" draw:type="line" svg:x1="8.838cm" svg:y1="11.765cm" svg:x2="8.539cm" svg:y2="5.941cm" draw:start-shape="id3" draw:start-glue-point="0" draw:end-shape="id4" draw:end-glue-point="2" svg:d="M8838 11765l-299-5824" svg:viewBox="0 0 300 5825">
          <text:p/>
        </draw:connector>
        <draw:connector draw:style-name="gr4" draw:text-style-name="P1" draw:layer="layout" draw:type="line" svg:x1="11.537cm" svg:y1="12.352cm" svg:x2="11.54cm" svg:y2="5.942cm" draw:start-shape="id5" draw:end-shape="id6" svg:d="M11537 12352l3-6410" svg:viewBox="0 0 4 6411">
          <text:p/>
        </draw:connector>
        <draw:connector draw:style-name="gr4" draw:text-style-name="P1" draw:layer="layout" draw:type="line" svg:x1="12.838cm" svg:y1="11.765cm" svg:x2="14.541cm" svg:y2="5.943cm" draw:start-shape="id7" draw:start-glue-point="0" draw:end-shape="id8" draw:end-glue-point="2" svg:d="M12838 11765l1703-5822" svg:viewBox="0 0 1704 5823">
          <text:p/>
        </draw:connector>
        <draw:line draw:style-name="gr4" draw:text-style-name="P1" draw:layer="layout" svg:x1="1.254cm" svg:y1="5.445cm" svg:x2="1.254cm" svg:y2="1.635cm">
          <text:p/>
        </draw:line>
        <draw:line draw:style-name="gr4" draw:text-style-name="P1" draw:layer="layout" svg:x1="18.754cm" svg:y1="5.446cm" svg:x2="18.754cm" svg:y2="1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2:51:34.112224313</dc:date>
    <meta:editing-duration>PT1M30S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